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be8c4" officeooo:paragraph-rsid="001be8c4" style:font-weight-asian="bold" style:font-weight-complex="bold"/>
    </style:style>
    <style:style style:name="P2" style:family="paragraph" style:parent-style-name="Standard">
      <style:text-properties fo:font-weight="bold" officeooo:rsid="0021e3ce" officeooo:paragraph-rsid="0021e3ce" style:font-weight-asian="bold" style:font-weight-complex="bold"/>
    </style:style>
    <style:style style:name="P3" style:family="paragraph" style:parent-style-name="Standard">
      <style:text-properties fo:font-weight="bold" officeooo:rsid="00483307" officeooo:paragraph-rsid="00483307" style:font-weight-asian="bold" style:font-weight-complex="bold"/>
    </style:style>
    <style:style style:name="P4" style:family="paragraph" style:parent-style-name="Standard">
      <style:text-properties fo:font-weight="bold" officeooo:rsid="00344c62" officeooo:paragraph-rsid="00344c62" style:font-weight-asian="bold" style:font-weight-complex="bold"/>
    </style:style>
    <style:style style:name="P5" style:family="paragraph" style:parent-style-name="Standard">
      <style:text-properties fo:font-weight="bold" officeooo:rsid="005722f4" officeooo:paragraph-rsid="005722f4" style:font-weight-asian="bold" style:font-weight-complex="bold"/>
    </style:style>
    <style:style style:name="P6" style:family="paragraph" style:parent-style-name="Standard">
      <style:text-properties fo:font-weight="bold" officeooo:rsid="00587139" officeooo:paragraph-rsid="005adab4" style:font-weight-asian="bold" style:font-weight-complex="bold"/>
    </style:style>
    <style:style style:name="P7" style:family="paragraph" style:parent-style-name="Standard">
      <style:text-properties fo:font-weight="bold" officeooo:rsid="004e0c51" officeooo:paragraph-rsid="00334122" style:font-weight-asian="bold" style:font-weight-complex="bold"/>
    </style:style>
    <style:style style:name="P8" style:family="paragraph" style:parent-style-name="Standard">
      <style:text-properties fo:font-weight="bold" officeooo:rsid="005722f4" officeooo:paragraph-rsid="005722f4" fo:background-color="#fff200" style:font-weight-asian="bold" style:font-weight-complex="bold"/>
    </style:style>
    <style:style style:name="P9" style:family="paragraph" style:parent-style-name="Standard">
      <style:text-properties fo:font-weight="bold" officeooo:rsid="00587139" officeooo:paragraph-rsid="005adab4" fo:background-color="#fff200" style:font-weight-asian="bold" style:font-weight-complex="bold"/>
    </style:style>
    <style:style style:name="P10" style:family="paragraph" style:parent-style-name="Standard">
      <style:text-properties fo:font-weight="normal" officeooo:rsid="001be8c4" officeooo:paragraph-rsid="001be8c4" style:font-weight-asian="normal" style:font-weight-complex="normal"/>
    </style:style>
    <style:style style:name="P11" style:family="paragraph" style:parent-style-name="Standard">
      <style:text-properties fo:font-weight="normal" officeooo:rsid="001be8c4" officeooo:paragraph-rsid="00456c97" style:font-weight-asian="normal" style:font-weight-complex="normal"/>
    </style:style>
    <style:style style:name="P12" style:family="paragraph" style:parent-style-name="Standard">
      <style:text-properties fo:font-weight="normal" officeooo:rsid="001c0624" officeooo:paragraph-rsid="0030c0e2" style:font-weight-asian="normal" style:font-weight-complex="normal"/>
    </style:style>
    <style:style style:name="P13" style:family="paragraph" style:parent-style-name="Standard">
      <style:text-properties fo:font-weight="normal" officeooo:rsid="001c0624" officeooo:paragraph-rsid="00944cfd" style:font-weight-asian="normal" style:font-weight-complex="normal"/>
    </style:style>
    <style:style style:name="P14" style:family="paragraph" style:parent-style-name="Standard">
      <style:text-properties fo:font-weight="normal" officeooo:rsid="0021e3ce" officeooo:paragraph-rsid="0021e3ce" style:font-weight-asian="normal" style:font-weight-complex="normal"/>
    </style:style>
    <style:style style:name="P15" style:family="paragraph" style:parent-style-name="Standard">
      <style:text-properties fo:font-weight="normal" officeooo:rsid="00334122" officeooo:paragraph-rsid="00334122" style:font-weight-asian="normal" style:font-weight-complex="normal"/>
    </style:style>
    <style:style style:name="P16" style:family="paragraph" style:parent-style-name="Standard">
      <style:text-properties fo:font-weight="normal" officeooo:rsid="00334122" officeooo:paragraph-rsid="005d6567" style:font-weight-asian="normal" style:font-weight-complex="normal"/>
    </style:style>
    <style:style style:name="P17" style:family="paragraph" style:parent-style-name="Standard">
      <style:text-properties fo:font-weight="normal" officeooo:rsid="00344c62" officeooo:paragraph-rsid="00344c62" style:font-weight-asian="normal" style:font-weight-complex="normal"/>
    </style:style>
    <style:style style:name="P18" style:family="paragraph" style:parent-style-name="Standard">
      <style:text-properties fo:font-weight="normal" officeooo:rsid="00369266" officeooo:paragraph-rsid="00369266" style:font-weight-asian="normal" style:font-weight-complex="normal"/>
    </style:style>
    <style:style style:name="P19" style:family="paragraph" style:parent-style-name="Standard">
      <style:text-properties fo:font-weight="normal" officeooo:rsid="001f0ba2" officeooo:paragraph-rsid="00456c97" style:font-weight-asian="normal" style:font-weight-complex="normal"/>
    </style:style>
    <style:style style:name="P20" style:family="paragraph" style:parent-style-name="Standard">
      <style:text-properties fo:font-weight="normal" officeooo:rsid="003ffba9" officeooo:paragraph-rsid="0035d917" style:font-weight-asian="normal" style:font-weight-complex="normal"/>
    </style:style>
    <style:style style:name="P21" style:family="paragraph" style:parent-style-name="Standard">
      <style:text-properties fo:font-weight="normal" officeooo:rsid="00587139" officeooo:paragraph-rsid="005adab4" style:font-weight-asian="normal" style:font-weight-complex="normal"/>
    </style:style>
    <style:style style:name="P22" style:family="paragraph" style:parent-style-name="Standard">
      <style:text-properties fo:font-weight="normal" officeooo:rsid="0064e3b5" officeooo:paragraph-rsid="0064e3b5" style:font-weight-asian="normal" style:font-weight-complex="normal"/>
    </style:style>
    <style:style style:name="P23" style:family="paragraph" style:parent-style-name="Standard">
      <style:text-properties fo:font-weight="normal" officeooo:rsid="003863e5" officeooo:paragraph-rsid="0036c88b" style:font-weight-asian="normal" style:font-weight-complex="normal"/>
    </style:style>
    <style:style style:name="P24" style:family="paragraph" style:parent-style-name="Standard">
      <style:text-properties fo:font-weight="normal" officeooo:rsid="005722f4" officeooo:paragraph-rsid="005722f4" style:font-weight-asian="normal" style:font-weight-complex="normal"/>
    </style:style>
    <style:style style:name="P25" style:family="paragraph" style:parent-style-name="Standard">
      <style:text-properties fo:font-weight="normal" officeooo:rsid="00587139" officeooo:paragraph-rsid="005adab4" fo:background-color="transparent"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1be8c4" officeooo:paragraph-rsid="001be8c4"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334122" officeooo:paragraph-rsid="00334122"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456c97" officeooo:paragraph-rsid="00456c97" style:font-weight-asian="bold" style:font-weight-complex="bold"/>
    </style:style>
    <style:style style:name="P29" style:family="paragraph" style:parent-style-name="Standard">
      <style:paragraph-properties fo:text-align="center" style:justify-single-word="false"/>
      <style:text-properties style:text-underline-style="solid" style:text-underline-width="auto" style:text-underline-color="font-color" fo:font-weight="bold" officeooo:rsid="00456c97" officeooo:paragraph-rsid="00456c97"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4a2216" officeooo:paragraph-rsid="004a221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4fa268" officeooo:paragraph-rsid="004fa268"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c2c26" officeooo:paragraph-rsid="003c2c26"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52c38f" officeooo:paragraph-rsid="0052c38f"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52d010" officeooo:paragraph-rsid="0052d010" style:font-weight-asian="bold" style:font-weight-complex="bold"/>
    </style:style>
    <style:style style:name="P35" style:family="paragraph" style:parent-style-name="Standard">
      <style:text-properties style:text-underline-style="none" fo:font-weight="bold" officeooo:rsid="004a2216" officeooo:paragraph-rsid="004a2216" style:font-weight-asian="bold" style:font-weight-complex="bold"/>
    </style:style>
    <style:style style:name="P36" style:family="paragraph" style:parent-style-name="Standard">
      <style:text-properties style:text-underline-style="none" fo:font-weight="bold" officeooo:rsid="003c48ca" officeooo:paragraph-rsid="0074bfdf" style:font-weight-asian="bold" style:font-weight-complex="bold"/>
    </style:style>
    <style:style style:name="P37" style:family="paragraph" style:parent-style-name="Standard">
      <style:text-properties style:text-underline-style="none" fo:font-weight="bold" officeooo:rsid="0074d58e" officeooo:paragraph-rsid="0074d58e" style:font-weight-asian="bold" style:font-weight-complex="bold"/>
    </style:style>
    <style:style style:name="P38" style:family="paragraph" style:parent-style-name="Standard">
      <style:text-properties style:text-underline-style="none" fo:font-weight="bold" officeooo:rsid="007737cf" officeooo:paragraph-rsid="007737cf" style:font-weight-asian="bold" style:font-weight-complex="bold"/>
    </style:style>
    <style:style style:name="P39" style:family="paragraph" style:parent-style-name="Standard">
      <style:text-properties style:text-underline-style="none" fo:font-weight="bold" officeooo:rsid="007ce983" officeooo:paragraph-rsid="007ce983" style:font-weight-asian="bold" style:font-weight-complex="bold"/>
    </style:style>
    <style:style style:name="P40" style:family="paragraph" style:parent-style-name="Standard">
      <style:text-properties style:text-underline-style="none" fo:font-weight="bold" officeooo:rsid="00891134" officeooo:paragraph-rsid="00891134" style:font-weight-asian="bold" style:font-weight-complex="bold"/>
    </style:style>
    <style:style style:name="P41" style:family="paragraph" style:parent-style-name="Standard">
      <style:text-properties style:text-underline-style="none" fo:font-weight="normal" officeooo:rsid="004a2216" officeooo:paragraph-rsid="004a2216" style:font-weight-asian="normal" style:font-weight-complex="normal"/>
    </style:style>
    <style:style style:name="P42" style:family="paragraph" style:parent-style-name="Standard">
      <style:text-properties style:text-underline-style="none" fo:font-weight="normal" officeooo:rsid="007ce983" officeooo:paragraph-rsid="007ce983" style:font-weight-asian="normal" style:font-weight-complex="normal"/>
    </style:style>
    <style:style style:name="P43" style:family="paragraph" style:parent-style-name="Standard">
      <style:text-properties style:text-underline-style="none" fo:font-weight="normal" officeooo:rsid="0074bfdf" officeooo:paragraph-rsid="0074bfdf" style:font-weight-asian="normal" style:font-weight-complex="normal"/>
    </style:style>
    <style:style style:name="P44" style:family="paragraph" style:parent-style-name="Standard">
      <style:text-properties style:text-underline-style="none" fo:font-weight="normal" officeooo:rsid="007737cf" officeooo:paragraph-rsid="007737cf" style:font-weight-asian="normal" style:font-weight-complex="normal"/>
    </style:style>
    <style:style style:name="P45" style:family="paragraph" style:parent-style-name="Standard">
      <style:text-properties style:text-underline-style="none" fo:font-weight="normal" officeooo:rsid="00891134" officeooo:paragraph-rsid="00891134" style:font-weight-asian="normal" style:font-weight-complex="normal"/>
    </style:style>
    <style:style style:name="T1" style:family="text">
      <style:text-properties officeooo:rsid="001f0ba2"/>
    </style:style>
    <style:style style:name="T2" style:family="text">
      <style:text-properties officeooo:rsid="0030c0e2"/>
    </style:style>
    <style:style style:name="T3" style:family="text">
      <style:text-properties fo:font-weight="bold" style:font-weight-asian="bold" style:font-weight-complex="bold"/>
    </style:style>
    <style:style style:name="T4" style:family="text">
      <style:text-properties fo:font-weight="bold" officeooo:rsid="00456c97" style:font-weight-asian="bold" style:font-weight-complex="bold"/>
    </style:style>
    <style:style style:name="T5" style:family="text">
      <style:text-properties fo:font-weight="bold" officeooo:rsid="001f0ba2" style:font-weight-asian="bold" style:font-weight-complex="bold"/>
    </style:style>
    <style:style style:name="T6" style:family="text">
      <style:text-properties fo:font-weight="bold" officeooo:rsid="00368f20" style:font-weight-asian="bold" style:font-weight-complex="bold"/>
    </style:style>
    <style:style style:name="T7" style:family="text">
      <style:text-properties fo:font-weight="bold" officeooo:rsid="004b21f9" style:font-weight-asian="bold" style:font-weight-complex="bold"/>
    </style:style>
    <style:style style:name="T8" style:family="text">
      <style:text-properties fo:font-weight="bold" officeooo:rsid="00589def" style:font-weight-asian="bold" style:font-weight-complex="bold"/>
    </style:style>
    <style:style style:name="T9" style:family="text">
      <style:text-properties fo:font-weight="bold" officeooo:rsid="005a9244" style:font-weight-asian="bold" style:font-weight-complex="bold"/>
    </style:style>
    <style:style style:name="T10" style:family="text">
      <style:text-properties fo:font-weight="bold" officeooo:rsid="0063dd65" style:font-weight-asian="bold" style:font-weight-complex="bold"/>
    </style:style>
    <style:style style:name="T11" style:family="text">
      <style:text-properties fo:font-weight="bold" officeooo:rsid="004e0c51" style:font-weight-asian="bold" style:font-weight-complex="bold"/>
    </style:style>
    <style:style style:name="T12" style:family="text">
      <style:text-properties fo:font-weight="bold" officeooo:rsid="004e426b" style:font-weight-asian="bold" style:font-weight-complex="bold"/>
    </style:style>
    <style:style style:name="T13" style:family="text">
      <style:text-properties fo:font-weight="bold" officeooo:rsid="0064ffa9" style:font-weight-asian="bold" style:font-weight-complex="bold"/>
    </style:style>
    <style:style style:name="T14" style:family="text">
      <style:text-properties fo:font-weight="bold" fo:background-color="#fff200" loext:char-shading-value="0" style:font-weight-asian="bold" style:font-weight-complex="bold"/>
    </style:style>
    <style:style style:name="T15" style:family="text">
      <style:text-properties fo:font-weight="bold" officeooo:rsid="00368f20" fo:background-color="#fff200" loext:char-shading-value="0" style:font-weight-asian="bold" style:font-weight-complex="bold"/>
    </style:style>
    <style:style style:name="T16" style:family="text">
      <style:text-properties fo:font-weight="bold" officeooo:rsid="00883e6b" fo:background-color="#fff200"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74bfdf" style:font-weight-asian="normal" style:font-weight-complex="normal"/>
    </style:style>
    <style:style style:name="T19" style:family="text">
      <style:text-properties fo:font-weight="normal" officeooo:rsid="003c48ca"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officeooo:rsid="00456c97"/>
    </style:style>
    <style:style style:name="T22" style:family="text">
      <style:text-properties fo:background-color="#fff200" loext:char-shading-value="0"/>
    </style:style>
    <style:style style:name="T23" style:family="text">
      <style:text-properties officeooo:rsid="004fa268"/>
    </style:style>
    <style:style style:name="T24" style:family="text">
      <style:text-properties officeooo:rsid="0050f191"/>
    </style:style>
    <style:style style:name="T25" style:family="text">
      <style:text-properties officeooo:rsid="0051a1b1"/>
    </style:style>
    <style:style style:name="T26" style:family="text">
      <style:text-properties officeooo:rsid="00589def"/>
    </style:style>
    <style:style style:name="T27" style:family="text">
      <style:text-properties fo:background-color="transparent" loext:char-shading-value="0"/>
    </style:style>
    <style:style style:name="T28" style:family="text">
      <style:text-properties officeooo:rsid="0068361f"/>
    </style:style>
    <style:style style:name="T29" style:family="text">
      <style:text-properties officeooo:rsid="006b4457"/>
    </style:style>
    <style:style style:name="T30" style:family="text">
      <style:text-properties officeooo:rsid="0074bfdf"/>
    </style:style>
    <style:style style:name="T31" style:family="text">
      <style:text-properties officeooo:rsid="007737cf"/>
    </style:style>
    <style:style style:name="T32" style:family="text">
      <style:text-properties officeooo:rsid="007f51c2"/>
    </style:style>
    <style:style style:name="T33" style:family="text">
      <style:text-properties officeooo:rsid="007ff8a5"/>
    </style:style>
    <style:style style:name="T34" style:family="text">
      <style:text-properties officeooo:rsid="0084c54b"/>
    </style:style>
    <style:style style:name="T35" style:family="text">
      <style:text-properties officeooo:rsid="008731d5"/>
    </style:style>
    <style:style style:name="T36" style:family="text">
      <style:text-properties officeooo:rsid="008b4851"/>
    </style:style>
    <style:style style:name="T37" style:family="text">
      <style:text-properties officeooo:rsid="00929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6">SEBI </text:span>REGULAT<text:span text:style-name="T24">ORY DOCUMENTS </text:span>– STRUCTUR<text:span text:style-name="T35">AL ANALYSIS</text:span></text:p>
      <text:p text:style-name="P28"/>
      <text:p text:style-name="P30"><text:span text:style-name="T23">1. General Structure (</text:span>Entity – (condition) – Action<text:span text:style-name="T23">):</text:span></text:p>
      <text:p text:style-name="P35"/>
      <text:p text:style-name="P30"><text:span text:style-name="T32">1.1 </text:span>Words defining entities:</text:p>
      <text:p text:style-name="P30"/>
      <text:p text:style-name="P41">- <text:span text:style-name="T7">Noun to the left of shall/may:</text:span></text:p>
      <text:p text:style-name="P41"/>
      <text:p text:style-name="P41">An <text:span text:style-name="T14">insider</text:span><text:span text:style-name="T3"> shall</text:span> be entitled to formulate a trading plan and present it to the</text:p>
      <text:p text:style-name="P41">compliance officer for approval and public disclosure pursuant to which trades may be carried</text:p>
      <text:p text:style-name="P41">out on his behalf in accordance with such plan.</text:p>
      <text:p text:style-name="P41"/>
      <text:p text:style-name="P41">- <text:span text:style-name="T7">Noun to the right of shall/may </text:span><text:span text:style-name="T10">be</text:span><text:span text:style-name="T7">:</text:span></text:p>
      <text:p text:style-name="P41"/>
      <text:p text:style-name="P41">The disclosures made under this Chapter <text:span text:style-name="T3">shall be</text:span> maintained by the <text:span text:style-name="T14">company</text:span>, for a</text:p>
      <text:p text:style-name="P41">minimum period of five years, in such form as may be specified.</text:p>
      <text:p text:style-name="P41"/>
      <text:p text:style-name="P40">Complex Structures:</text:p>
      <text:p text:style-name="P40"/>
      <text:p text:style-name="P45">(4) For purposes of sub-regulation (3), the <text:span text:style-name="T14">board of directors </text:span><text:span text:style-name="T3">shall</text:span> require the parties to</text:p>
      <text:p text:style-name="P45">execute agreements to contract confidentiality and non-disclosure obligations on the part of such</text:p>
      <text:p text:style-name="P45">parties and <text:span text:style-name="T3">such </text:span><text:span text:style-name="T14">parties</text:span><text:span text:style-name="T3"> shall</text:span> keep information so received confidential, except for the purpose of</text:p>
      <text:p text:style-name="P45">sub-regulation (3), <text:span text:style-name="T3">and shall not</text:span> otherwise trade in securities of the company when in possession</text:p>
      <text:p text:style-name="P45">of unpublished price sensitive information.</text:p>
      <text:p text:style-name="P1"/>
      <text:p text:style-name="P26"><text:span text:style-name="T32">1.2 </text:span>Words defining conditions:</text:p>
      <text:p text:style-name="P1"/>
      <text:p text:style-name="P19"><text:span text:style-name="T2">1</text:span>. <text:span text:style-name="T9">B</text:span><text:span text:style-name="T4">efore entity is mentioned </text:span><text:span text:style-name="T21">- If, where, while, After, On, Upon, In (the) case</text:span></text:p>
      <text:p text:style-name="P19"/>
      <text:p text:style-name="P21"><text:span text:style-name="T14">If</text:span><text:span text:style-name="T22"> ingress into any, place or building cannot be so obtained or no one is present in</text:span></text:p>
      <text:p text:style-name="P21"><text:span text:style-name="T22">the place or building</text:span><text:span text:style-name="T27"> , it shall be lawful for the authorised officer executing the</text:span></text:p>
      <text:p text:style-name="P25">warrant of authority, to enter such building or place and search therein and in order to effect an entrance into such building or place, to break open any outer or inner door or window of any building or place, whether that of the person to be searched or of any other person, if after notification of his authority and purpose and demand of admittance duly made, he cannot otherwise obtain admittance.</text:p>
      <text:p text:style-name="P9"/>
      <text:p text:style-name="P6"><text:span text:style-name="T22">Where</text:span><text:span text:style-name="T20"> the application is filed in case of proceedings that may be initiated against the</text:span></text:p>
      <text:p text:style-name="P6"><text:span text:style-name="T20">applicant</text:span><text:span text:style-name="T17">, </text:span>such<text:span text:style-name="T17"> proceedings shall not be initiated till the application is rejected or withdrawn</text:span></text:p>
      <text:p text:style-name="P21"/>
      <text:p text:style-name="P6"><text:span text:style-name="T22">While </text:span><text:span text:style-name="T20">disposing a surrender request under these regulations</text:span><text:span text:style-name="T17">, the Board may require the KRA</text:span></text:p>
      <text:p text:style-name="P21">to satisfy the Board about the factors, as it deems fit, including but not limited to the following</text:p>
      <text:p text:style-name="P21"/>
      <text:p text:style-name="P6"><text:span text:style-name="T22">Upon</text:span><text:span text:style-name="T20"> approval of the trading plan</text:span><text:span text:style-name="T17">, the compliance officer shall notify the plan to the</text:span></text:p>
      <text:p text:style-name="P21">stock exchanges on which the securities are listed.</text:p>
      <text:p text:style-name="P19"/>
      <text:p text:style-name="P13"><text:span text:style-name="T2">2</text:span>. <text:span text:style-name="T4">B</text:span><text:span text:style-name="T5">etween entity and shall/may </text:span><text:span text:style-name="T1">- <text:s/>whose,who, while, if, having, unless, that, required</text:span></text:p>
      <text:p text:style-name="P12"/>
      <text:p text:style-name="P12">Every promoter member of the promoter group, key managerial personnel and</text:p>
      <text:p text:style-name="P12">director of every company <text:span text:style-name="T14">whose</text:span><text:span text:style-name="T22"> securities are listed on any recognised stock</text:span></text:p>
      <text:p text:style-name="P12"><text:span text:style-name="T22">exchange</text:span> shall disclose his holding of securities of the company as on the date of</text:p>
      <text:p text:style-name="P12">these regulations taking effect, to the company within thirty days of these regulations</text:p>
      <text:p text:style-name="P12"><text:soft-page-break/>taking effect.</text:p>
      <text:p text:style-name="P12"/>
      <text:p text:style-name="P12">A KRA, <text:span text:style-name="T14">who</text:span><text:span text:style-name="T22"> has been granted a certificate of registration under the Act or the regulations</text:span></text:p>
      <text:p text:style-name="P12"><text:span text:style-name="T22">made there under, desirous of giving up its activity and surrender the certificate</text:span>, may make a</text:p>
      <text:p text:style-name="P12">request for such surrender to the Board.</text:p>
      <text:p text:style-name="P12"/>
      <text:p text:style-name="P12">The authorised officer <text:span text:style-name="T14">while</text:span><text:span text:style-name="T22"> executing the warrant of authority, if authorised</text:span>, shall</text:p>
      <text:p text:style-name="P12">have the power to seize any such books of account or other documents, found as a result</text:p>
      <text:p text:style-name="P12">of such search, or, get the signature of such persons under clauses (i) and (j) of sub</text:p>
      <text:p text:style-name="P12">regulation (2) of regulation 14 of these regulations over such documents as applicable</text:p>
      <text:p text:style-name="P12"/>
      <text:p text:style-name="P12">The recognition granted to a clearing corporation, <text:span text:style-name="T14">unless</text:span><text:span text:style-name="T22"> granted on a permanent basis</text:span>,</text:p>
      <text:p text:style-name="P12">shall be for such period not less than one year as may be specified by the Board.</text:p>
      <text:p text:style-name="P12"/>
      <text:p text:style-name="P10"><text:span text:style-name="T2">3.</text:span> <text:span text:style-name="T8">Post entity and shall/may</text:span> – <text:span text:style-name="T26">comma detected after shall/may </text:span>till the next detected comma</text:p>
      <text:p text:style-name="P11"/>
      <text:p text:style-name="P5"><text:span text:style-name="T17">An authorised officer executing the warrant of authority </text:span>shall<text:span text:style-name="T17">, </text:span><text:span text:style-name="T22">in the presence of</text:span></text:p>
      <text:p text:style-name="P8">the person from whom or whose premises,vessel, vehicle or aircraft the documents were</text:p>
      <text:p text:style-name="P5"><text:span text:style-name="T22">seized, if such person is available</text:span><text:span text:style-name="T17">, prepare a seizure memo in Form E of the Schedule</text:span></text:p>
      <text:p text:style-name="P24">duly signed by two witnesses, containing a list of all documents seized or copied in the</text:p>
      <text:p text:style-name="P24">course of such search and of the places in which they were respectively found and verify</text:p>
      <text:p text:style-name="P24">the inventory of any such documents seized.</text:p>
      <text:p text:style-name="P11"/>
      <text:p text:style-name="P30"><text:span text:style-name="T32">1.3 D</text:span>efining actions:</text:p>
      <text:p text:style-name="P30"/>
      <text:p text:style-name="P41">- Occurs post <text:span text:style-name="T28">entity and</text:span> shall/may</text:p>
      <text:p text:style-name="P2"/>
      <text:p text:style-name="P3">Negative <text:span text:style-name="T29">Actions</text:span>:</text:p>
      <text:p text:style-name="P3"/>
      <text:p text:style-name="P2">1. shall/may not</text:p>
      <text:p text:style-name="P14"/>
      <text:p text:style-name="P14">The <text:span text:style-name="T3">Board shall not</text:span> be required to send any intimation or acknowledgement to the Informant</text:p>
      <text:p text:style-name="P14">or any other person, of the examination or action initiated by the Board, if any, pursuant to</text:p>
      <text:p text:style-name="P14">receipt of the Voluntary Information Disclosure Form or information under these regulations,</text:p>
      <text:p text:style-name="P14">including rejection thereof.</text:p>
      <text:p text:style-name="P14"/>
      <text:p text:style-name="P2">2. ‘No’ entity shall/may</text:p>
      <text:p text:style-name="P14"/>
      <text:p text:style-name="P14"><text:span text:style-name="T3">No insider shall</text:span> communicate, provide, or allow access to any unpublished price</text:p>
      <text:p text:style-name="P14">sensitive information, relating to a company or securities listed or proposed to be listed, to any</text:p>
      <text:p text:style-name="P14">person including other insiders except where such communication is in furtherance of legitimate</text:p>
      <text:p text:style-name="P14">purposes, performance of duties or discharge of legal obligations.</text:p>
      <text:p text:style-name="P14"/>
      <text:p text:style-name="P31">2. Other specifics:</text:p>
      <text:p text:style-name="P14"/>
      <text:p text:style-name="P27"><text:span text:style-name="T32">2.1 </text:span>Definition words:</text:p>
      <text:p text:style-name="P15"/>
      <text:p text:style-name="P15">- <text:span text:style-name="T11">Definitions chapter</text:span></text:p>
      <text:p text:style-name="P7"/>
      <text:p text:style-name="P22">Per regulatory document</text:p>
      <text:p text:style-name="P15"/>
      <text:p text:style-name="P15">- <text:span text:style-name="T3">R</text:span><text:span text:style-name="T12">egulation</text:span><text:span text:style-name="T3">-specific definitions at the end of th</text:span><text:span text:style-name="T13">e</text:span><text:span text:style-name="T12"> regulation </text:span><text:span text:style-name="T3"><text:s/></text:span><text:span text:style-name="T6">(Tag: </text:span><text:span text:style-name="T15">Explanat</text:span><text:span text:style-name="T16">i</text:span><text:span text:style-name="T15">on</text:span><text:span text:style-name="T6">)</text:span>.</text:p>
      <text:p text:style-name="P15"><text:soft-page-break/></text:p>
      <text:p text:style-name="P15">(1) The authorised officer having authority to search any place or person, may,-</text:p>
      <text:p text:style-name="P16">(a) use any reasonable measures to access a <text:span text:style-name="T3">computer</text:span> system or other data</text:p>
      <text:p text:style-name="P16">storage device, that the person being searched is carrying or that is in the</text:p>
      <text:p text:style-name="P16">person’s physical possession or immediate control;</text:p>
      <text:p text:style-name="P16">(b) operate any <text:span text:style-name="T3">computer or other data storage device</text:span> at the place which is</text:p>
      <text:p text:style-name="P16">being searched or cause any such <text:span text:style-name="T3">computer </text:span>or other data storage device to</text:p>
      <text:p text:style-name="P16">be operated by a person accompanying the authorised officer, and</text:p>
      <text:p text:style-name="P16">(c) require any person at that place who appears to be an officer or person in a</text:p>
      <text:p text:style-name="P16">position to facilitate access, to provide access to the information held in any</text:p>
      <text:p text:style-name="P16">such<text:span text:style-name="T3"> computer </text:span>or other data storage device which can be accessed by the use</text:p>
      <text:p text:style-name="P16">of that <text:span text:style-name="T3">computer or data storage device</text:span>,-</text:p>
      <text:p text:style-name="P16">(i) to give to the authorised officer any password necessary to operate it, or</text:p>
      <text:p text:style-name="P16">(ii) otherwise to enable the authorised officer to examine the information accessible by</text:p>
      <text:p text:style-name="P16">the <text:span text:style-name="T3">computer</text:span> in a form in which the information is visible and legible.</text:p>
      <text:p text:style-name="P16"/>
      <text:p text:style-name="P16"><text:span text:style-name="T3">Explanation</text:span> - For the purposes of this regulation-</text:p>
      <text:p text:style-name="P16">1. <text:span text:style-name="T3">‘computer’</text:span> includes devices mentioned under sub clause (iv) of clause (e) of sub</text:p>
      <text:p text:style-name="P16">regulation(1) of regulation (2) of these regulations.</text:p>
      <text:p text:style-name="P16">2. <text:span text:style-name="T3">'computer or other data storage device'</text:span> includes any other computer or data storage</text:p>
      <text:p text:style-name="P16">device, whether at the place which is being searched or at any other place which is</text:p>
      <text:p text:style-name="P16">lawfully accessible by means of that computer.</text:p>
      <text:p text:style-name="P15"/>
      <text:p text:style-name="P32"><text:span text:style-name="T32">2.2 </text:span>Legal <text:span text:style-name="T25">Specifics</text:span>:</text:p>
      <text:p text:style-name="P15"/>
      <text:p text:style-name="P4">Miscellaneous – liability under specific actions mentioned</text:p>
      <text:p text:style-name="P17"/>
      <text:p text:style-name="P17">Without prejudice to any action under any law for the time being in force,</text:p>
      <text:p text:style-name="P17"/>
      <text:p text:style-name="P17">(a) any intermediary who fails to comply with any of the obligations while execution of</text:p>
      <text:p text:style-name="P17">warrant of authority, shall be liable for any one or more of the following actions:</text:p>
      <text:p text:style-name="P17">i. adjudication under section 15HB of the Act;</text:p>
      <text:p text:style-name="P17">ii. proceedings under Chapter V of the Securities and Exchange Board of</text:p>
      <text:p text:style-name="P17">India (Intermediaries) Regulations, 2008;</text:p>
      <text:p text:style-name="P17">iii. prosecution under section 24 of the Act;</text:p>
      <text:p text:style-name="P17"/>
      <text:p text:style-name="P17">(b) any person other than an intermediary who fails to comply with any of the</text:p>
      <text:p text:style-name="P17">obligations while execution of warrant of authority, shall be liable for any one or more</text:p>
      <text:p text:style-name="P17">of the following actions:</text:p>
      <text:p text:style-name="P17">i. adjudication under section 15HB of the Act;</text:p>
      <text:p text:style-name="P17">ii. action under section 11B and sub-section (4) of section 11 of the Act;</text:p>
      <text:p text:style-name="P17">iii. prosecution under section 24 of the Act.</text:p>
      <text:p text:style-name="P17"/>
      <text:p text:style-name="P33"><text:span text:style-name="T32">2.3 </text:span>Regulations interconnections – <text:span text:style-name="T37">Semantic relationship:</text:span></text:p>
      <text:p text:style-name="P33"/>
      <text:p text:style-name="P39">case1: such</text:p>
      <text:p text:style-name="P39"/>
      <text:p text:style-name="P39">Trading Plans.</text:p>
      <text:p text:style-name="P42">5. (1) An insider shall be entitled to formulate a <text:span text:style-name="T3">trading plan</text:span> and present it to the</text:p>
      <text:p text:style-name="P42">compliance officer for approval and public disclosure pursuant to which trades may be carried</text:p>
      <text:p text:style-name="P42">out on his behalf in accordance with such plan.</text:p>
      <text:p text:style-name="P42"><text:s text:c="4"/>(2) <text:span text:style-name="T3">Such</text:span> trading plan shall:–</text:p>
      <text:p text:style-name="P42"><text:soft-page-break/><text:tab/>(i) not entail commencement of trading on behalf of the insider earlier than six</text:p>
      <text:p text:style-name="P42"><text:tab/>months from the public disclosure of the plan; .....</text:p>
      <text:p text:style-name="P42"/>
      <text:p text:style-name="P39">case2: references <text:span text:style-name="T34">(regulation ‘number’) - dependency tree </text:span></text:p>
      <text:p text:style-name="P39"/>
      <text:p text:style-name="P42"><text:span text:style-name="T3">7.</text:span> (1) An application may be withdrawn at any time prior to the communication of the decision</text:p>
      <text:p text:style-name="P42">of the Panel of Whole Time Members under <text:span text:style-name="T3">regulation 15</text:span>.</text:p>
      <text:p text:style-name="P42"/>
      <text:p text:style-name="P42"><text:span text:style-name="T3">15</text:span>. (1) The Panel of Whole Time Members shall consider the recommendations of the High</text:p>
      <text:p text:style-name="P42">Powered Advisory Committee and may accept or reject the same:</text:p>
      <text:p text:style-name="P42"/>
      <text:p text:style-name="P42">Provided that where the recommendations of the High Powered Advisory Committee to settle</text:p>
      <text:p text:style-name="P42">the specified proceedings are rejected, the panel of Whole Time Members shall record reasons</text:p>
      <text:p text:style-name="P42">for rejection of the recommendations:</text:p>
      <text:p text:style-name="P42"/>
      <text:p text:style-name="P42">Provided further that where the recommendation of the High Powered Advisory Committee to</text:p>
      <text:p text:style-name="P42">settle the specified proceedings are rejected, such decision of the panel of Whole Time</text:p>
      <text:p text:style-name="P42">Members shall be communicated to the applicant.</text:p>
      <text:p text:style-name="P33"/>
      <text:p text:style-name="P34"><text:span text:style-name="T33">2.4 </text:span>Generic vs Specific Regulations:</text:p>
      <text:p text:style-name="P34"/>
      <text:p text:style-name="P36">Generic rules<text:span text:style-name="T17"> – Board as entity, no entity </text:span><text:span text:style-name="T18">present</text:span></text:p>
      <text:p text:style-name="P43"/>
      <text:p text:style-name="P36"><text:span text:style-name="T31">case1: </text:span><text:span text:style-name="T18">The </text:span><text:span text:style-name="T30">Board</text:span><text:span text:style-name="T18"> may, exempt any person or class of persons from the operation of all or</text:span></text:p>
      <text:p text:style-name="P43">any of the provisions of these regulations for a period as may be specified but not</text:p>
      <text:p text:style-name="P43">exceeding twelve months, for furthering innovation in technological aspects relating</text:p>
      <text:p text:style-name="P43">to testing new products, processes, services, business models, etc. in live</text:p>
      <text:p text:style-name="P43">environment of regulatory sandbox in the securities markets.</text:p>
      <text:p text:style-name="P43"/>
      <text:p text:style-name="P38">Case2: <text:span text:style-name="T17">The regulations specified in the Schedule shall be amended in the manner and to the</text:span></text:p>
      <text:p text:style-name="P44">extent stated therein.</text:p>
      <text:p text:style-name="P43"/>
      <text:p text:style-name="P37">Specific rules <text:span text:style-name="T19">– </text:span><text:span text:style-name="T17">Entities present</text:span></text:p>
      <text:p text:style-name="P17"/>
      <text:p text:style-name="P20"/>
      <text:p text:style-name="P18"/>
      <text:p text:style-name="P1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7:22:03.429042150</meta:creation-date>
    <dc:date>2020-07-29T18:16:24.309970130</dc:date>
    <meta:editing-duration>P1DT2H44M40S</meta:editing-duration>
    <meta:editing-cycles>88</meta:editing-cycles>
    <meta:generator>LibreOffice/6.0.7.3$Linux_X86_64 LibreOffice_project/00m0$Build-3</meta:generator>
    <meta:document-statistic meta:table-count="0" meta:image-count="0" meta:object-count="0" meta:page-count="4" meta:paragraph-count="132" meta:word-count="1481" meta:character-count="9000" meta:non-whitespace-character-count="7634"/>
  </office:meta>
</office:document-meta>
</file>